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officeooo:rsid="00090802" officeooo:paragraph-rsid="00090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0802" officeooo:paragraph-rsid="00090802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161cm" fo:margin-right="0.161cm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HospiLite – HMS using PHP<text:tab/><text:tab/>Documentation</text:p>
      </style:header>
      <style:footer>
        <text:p text:style-name="MP2"><text:bookmark-start text:name="PageNumWizard_FOOTER_Default Page Style1 Copy 1 Copy 1 Copy 1"/><text:page-number text:select-page="current">1</text:page-number><text:bookmark-end text:name="PageNumWizard_FOOTER_Default Page Style1 Copy 1 Copy 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1:32:40.847535204</meta:creation-date>
    <dc:date>2024-03-14T11:36:44.728038514</dc:date>
    <meta:editing-duration>PT4M5S</meta:editing-duration>
    <meta:editing-cycles>1</meta:editing-cycles>
    <meta:document-statistic meta:table-count="0" meta:image-count="0" meta:object-count="0" meta:page-count="1" meta:paragraph-count="5" meta:word-count="9" meta:character-count="44" meta:non-whitespace-character-count="38"/>
    <meta:generator>LibreOffice/7.6.5.2$Linux_X86_64 LibreOffice_project/60$Build-2</meta:generator>
  </office:meta>
</office:document-meta>
</file>